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 priority queue is a data structure that stores keys and permits:</text:p>
      <text:p text:style-name="Standard"><text:tab/>Delete (Min or Max)</text:p>
      <text:p text:style-name="Standard"><text:tab/>Insert(Key)</text:p>
      <text:p text:style-name="Standard"><text:tab/>Size</text:p>
      <text:p text:style-name="Standard"><text:tab/>FindMin</text:p>
      <text:p text:style-name="Standard"><text:tab/>FindMax</text:p>
      <text:p text:style-name="Standard"/>
      <text:p text:style-name="Standard"/>
      <text:p text:style-name="Standard">A heap [book calls it a binary tree heap] is one particular way to implement a priority queue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CN<text:tab/>201211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1-14T11:13:04</meta:creation-date>
    <dc:date>2012-11-14T11:15:49</dc:date>
    <dc:creator>Braden Licastro</dc:creator>
    <meta:editing-duration>PT1M1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9" meta:word-count="41" meta:character-count="232" meta:non-whitespace-character-count="193"/>
  </office:meta>
</office:document-meta>
</file>